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15cm" fo:min-width="18.09cm"/>
    </style:style>
    <style:style style:name="gr2" style:family="graphic" style:parent-style-name="standard">
      <style:graphic-properties draw:textarea-horizontal-align="justify" draw:textarea-vertical-align="middle" draw:auto-grow-height="false" fo:min-height="8.15cm" fo:min-width="4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85cm" fo:min-width="4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4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5cm" fo:min-width="4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4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4cm"/>
      <style:paragraph-properties style:writing-mode="lr-tb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75cm" fo:min-width="4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0.35cm" fo:min-width="1.3cm"/>
      <style:paragraph-properties style:writing-mode="lr-tb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1.75cm" fo:min-width="1.3cm"/>
      <style:paragraph-properties style:writing-mode="lr-tb"/>
    </style:style>
    <style:style style:name="gr18" style:family="graphic" style:parent-style-name="standard">
      <style:graphic-properties draw:fill-color="#77bc65" draw:textarea-horizontal-align="justify" draw:textarea-vertical-align="middle" draw:auto-grow-height="false" fo:min-height="0.25cm" fo:min-width="1.3cm"/>
      <style:paragraph-properties style:writing-mode="lr-tb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95cm" fo:min-width="1.3cm"/>
      <style:paragraph-properties style:writing-mode="lr-tb"/>
    </style:style>
    <style:style style:name="P1" style:family="paragraph">
      <loext:graphic-properties draw:fill-color="#ffffff"/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end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80808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6pt" style:font-size-asian="12pt" style:font-size-complex="12pt"/>
    </style:style>
    <style:style style:name="P10" style:family="paragraph">
      <loext:graphic-properties draw:fill-color="#77bc65"/>
      <style:paragraph-properties fo:text-align="center"/>
      <style:text-properties fo:font-size="6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80808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9cm" svg:height="10.4cm" svg:x="1.6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3.654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36cm" svg:height="0.725cm" svg:x="1.621cm" svg:y="11.5cm">
          <draw:text-box>
            <text:p><text:span text:style-name="T1">0x80000</text:span></text:p>
          </draw:text-box>
        </draw:frame>
        <draw:frame draw:style-name="gr4" draw:text-style-name="P3" draw:layer="layout" svg:width="2.257cm" svg:height="1.199cm" svg:x="1.6cm" svg:y="10.575cm">
          <draw:text-box>
            <text:p><text:span text:style-name="T1">0x7D000</text:span></text:p>
          </draw:text-box>
        </draw:frame>
        <draw:custom-shape draw:style-name="gr5" draw:text-style-name="P4" draw:layer="layout" svg:width="4.8cm" svg:height="1.3cm" svg:x="3.654cm" svg:y="3.5cm">
          <text:p text:style-name="P4"><text:span text:style-name="T1">Bootloader (28KB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6.1cm" svg:x="3.654cm" svg:y="5.3cm">
          <text:p text:style-name="P5">App</text:p>
          <text:p text:style-name="P5"><text:s/>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8cm" svg:height="0.5cm" svg:x="3.654cm" svg:y="4.8cm">
          <text:p text:style-name="P4"><text:span text:style-name="T1">Log(4KB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0.5cm" svg:x="3.653cm" svg:y="10.4cm">
          <text:p text:style-name="P4"><text:span text:style-name="T1">Scratch (4K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13.742cm" svg:y="3.52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373cm" svg:height="0.725cm" svg:x="11.5cm" svg:y="11.4cm">
          <draw:text-box>
            <text:p><text:span text:style-name="T1">0x400000</text:span></text:p>
          </draw:text-box>
        </draw:frame>
        <draw:custom-shape draw:style-name="gr5" draw:text-style-name="P4" draw:layer="layout" svg:width="4.8cm" svg:height="1.3cm" svg:x="13.742cm" svg:y="3.525cm">
          <text:p text:style-name="P4"><text:span text:style-name="T1">Bootloader Assets </text:span></text:p>
          <text:p text:style-name="P4"><text:span text:style-name="T1">(256KB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8cm" svg:height="3.1cm" svg:x="13.742cm" svg:y="4.8cm">
          <text:p text:style-name="P6">OTA 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8cm" svg:height="4cm" svg:x="13.742cm" svg:y="7.9cm">
          <text:p text:style-name="P6">FS (3,3MB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136cm" svg:height="0.725cm" svg:x="1.621cm" svg:y="5cm">
          <draw:text-box>
            <text:p><text:span text:style-name="T1">0x08000</text:span></text:p>
          </draw:text-box>
        </draw:frame>
        <draw:frame draw:style-name="gr3" draw:text-style-name="P3" draw:layer="layout" svg:width="2.136cm" svg:height="0.725cm" svg:x="1.621cm" svg:y="4.475cm">
          <draw:text-box>
            <text:p><text:span text:style-name="T1">0x07000</text:span></text:p>
          </draw:text-box>
        </draw:frame>
        <draw:frame draw:style-name="gr3" draw:text-style-name="P3" draw:layer="layout" svg:width="2.136cm" svg:height="0.725cm" svg:x="1.621cm" svg:y="3.275cm">
          <draw:text-box>
            <text:p><text:span text:style-name="T1">0x00000</text:span></text:p>
          </draw:text-box>
        </draw:frame>
        <draw:frame draw:style-name="gr8" draw:text-style-name="P3" draw:layer="layout" svg:width="2.373cm" svg:height="0.725cm" svg:x="11.5cm" svg:y="3.275cm">
          <draw:text-box>
            <text:p><text:span text:style-name="T1">0x000000</text:span></text:p>
          </draw:text-box>
        </draw:frame>
        <draw:frame draw:style-name="gr8" draw:text-style-name="P3" draw:layer="layout" svg:width="2.373cm" svg:height="0.725cm" svg:x="11.527cm" svg:y="4.375cm">
          <draw:text-box>
            <text:p><text:span text:style-name="T1">0x040000</text:span></text:p>
          </draw:text-box>
        </draw:frame>
        <draw:frame draw:style-name="gr11" draw:text-style-name="P3" draw:layer="layout" svg:width="2.42cm" svg:height="0.725cm" svg:x="11.5cm" svg:y="7.6cm">
          <draw:text-box>
            <text:p><text:span text:style-name="T1">0x0B4000</text:span></text:p>
          </draw:text-box>
        </draw:frame>
        <draw:frame draw:style-name="gr12" draw:text-style-name="P7" draw:layer="layout" svg:width="6.844cm" svg:height="0.962cm" svg:x="2.808cm" svg:y="2.138cm">
          <draw:text-box>
            <text:p>Internal Flash (512KB)</text:p>
          </draw:text-box>
        </draw:frame>
        <draw:frame draw:style-name="gr13" draw:text-style-name="P7" draw:layer="layout" svg:width="8.084cm" svg:height="0.962cm" svg:x="12.1cm" svg:y="2.2cm">
          <draw:text-box>
            <text:p>External (SPI) Flash (4MB)</text:p>
          </draw:text-box>
        </draw:frame>
        <draw:custom-shape draw:style-name="gr7" draw:text-style-name="P4" draw:layer="layout" svg:width="4.8cm" svg:height="0.5cm" svg:x="3.653cm" svg:y="10.4cm">
          <text:p text:style-name="P4"><text:span text:style-name="T1">Scratch (4KB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0.5cm" svg:x="3.653cm" svg:y="10.4cm">
          <text:p text:style-name="P4"><text:span text:style-name="T1">Scratch (4K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4.8cm" svg:height="1cm" svg:x="3.654cm" svg:y="10.9cm">
          <text:p text:style-name="P4"><text:span text:style-name="T1">Spare/Unused (12K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204cm" svg:height="0.725cm" svg:x="1.6cm" svg:y="10cm">
          <draw:text-box>
            <text:p><text:span text:style-name="T1">0x7C000</text:span></text:p>
          </draw:text-box>
        </draw:frame>
        <draw:custom-shape draw:style-name="gr16" draw:text-style-name="P10" draw:layer="layout" svg:width="1.8cm" svg:height="0.6cm" svg:x="3.7cm" svg:y="5.4cm">
          <text:p text:style-name="P9"><text:span text:style-name="T2">Header</text:span></text:p>
          <text:p text:style-name="P9"><text:span text:style-name="T2">(32B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2cm" svg:x="3.7cm" svg:y="6cm">
          <text:p text:style-name="P11"><text:span text:style-name="T1">App</text:span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8cm" svg:height="0.5cm" svg:x="3.7cm" svg:y="8cm">
          <text:p text:style-name="P11"><text:span text:style-name="T1">TLV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8cm" svg:height="1.2cm" svg:x="3.7cm" svg:y="8.5cm">
          <text:p text:style-name="P11"><text:span text:style-name="T1">Fre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8cm" svg:height="0.6cm" svg:x="3.7cm" svg:y="9.7cm">
          <text:p text:style-name="P9"><text:span text:style-name="T2">Trailer</text:span></text:p>
          <text:p text:style-name="P9"><text:span text:style-name="T2">(432B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2:15:56.631744476</meta:creation-date>
    <dc:date>2023-01-29T12:08:00.130528607</dc:date>
    <meta:editing-duration>PT9M57S</meta:editing-duration>
    <meta:editing-cycles>4</meta:editing-cycles>
    <meta:generator>LibreOffice/7.3.7.2$Linux_X86_64 LibreOffice_project/30$Build-2</meta:generator>
    <meta:document-statistic meta:object-count="30"/>
  </office:meta>
</office:document-meta>
</file>